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-- Ensure the dblink extension is available<text:line-break/>CREATE EXTENSION IF NOT EXISTS dblink;<text:line-break/><text:line-break/>-- Step 1: Populate Dim_Customer<text:line-break/>INSERT INTO Dim_Customer (Customer_id, First_Name, Last_Name)<text:line-break/>SELECT *<text:line-break/>FROM dblink('dbname=oltp_db user=postgres password=postgres',<text:line-break/> <text:s text:c="11"/>'SELECT DISTINCT CustomerID, FirstName, LastName FROM Customer')<text:line-break/> <text:s text:c="11"/>AS t(CustomerID INT, FirstName VARCHAR(100), LastName VARCHAR(100))<text:line-break/>ON CONFLICT (Customer_id) DO NOTHING;<text:line-break/><text:line-break/>-- Step 2: Populate Dim_Date from OrderDate<text:line-break/>INSERT INTO Dim_Date (Date_key, Date, DayOfWeek, WeekOfYear, Month, Quarter, Year)<text:line-break/>SELECT DISTINCT<text:line-break/> <text:s text:c="3"/>TO_CHAR(OrderDate, 'YYYYMMDD')::INTEGER AS Date_key,<text:line-break/> <text:s text:c="3"/>OrderDate AS Date,<text:line-break/> <text:s text:c="3"/>TO_CHAR(OrderDate, 'Day') AS DayOfWeek,<text:line-break/> <text:s text:c="3"/>EXTRACT(WEEK FROM OrderDate) AS WeekOfYear,<text:line-break/> <text:s text:c="3"/>EXTRACT(MONTH FROM OrderDate) AS Month,<text:line-break/> <text:s text:c="3"/>CEIL(EXTRACT(MONTH FROM OrderDate)::NUMERIC / 3) AS Quarter,<text:line-break/> <text:s text:c="3"/>EXTRACT(YEAR FROM OrderDate) AS Year<text:line-break/>FROM dblink('dbname=oltp_db user=postgres password=postgres',<text:line-break/> <text:s text:c="11"/>'SELECT DISTINCT OrderDate FROM "Order"')<text:line-break/> <text:s text:c="11"/>AS t(OrderDate DATE)<text:line-break/>ON CONFLICT (Date_key) DO NOTHING;<text:line-break/><text:line-break/>-- Populate Dim_Date from LastRestockDate<text:line-break/>INSERT INTO Dim_Date (Date_key, Date, DayOfWeek, WeekOfYear, Month, Quarter, Year)<text:line-break/>SELECT DISTINCT<text:line-break/> <text:s text:c="3"/>TO_CHAR(LastRestockDate, 'YYYYMMDD')::INTEGER AS Date_key,<text:line-break/> <text:s text:c="3"/>LastRestockDate AS Date,<text:line-break/> <text:s text:c="3"/>TO_CHAR(LastRestockDate, 'Day') AS DayOfWeek,<text:line-break/> <text:s text:c="3"/>EXTRACT(WEEK FROM LastRestockDate) AS WeekOfYear,<text:line-break/> <text:s text:c="3"/>EXTRACT(MONTH FROM LastRestockDate) AS Month,<text:line-break/> <text:s text:c="3"/>CEIL(EXTRACT(MONTH FROM LastRestockDate)::NUMERIC / 3) AS Quarter,<text:line-break/> <text:s text:c="3"/>EXTRACT(YEAR FROM LastRestockDate) AS Year<text:line-break/>FROM dblink('dbname=oltp_db user=postgres password=postgres',<text:line-break/> <text:s text:c="11"/>'SELECT DISTINCT LastRestockDate FROM Inventory WHERE LastRestockDate IS NOT NULL')<text:line-break/> <text:s text:c="11"/>AS t(LastRestockDate DATE)<text:line-break/>ON CONFLICT (Date_key) DO NOTHING;<text:line-break/><text:line-break/>-- Step 3: Populate Dim_Supplier<text:line-break/>INSERT INTO Dim_Supplier (Supplier_id, Supplier_name)<text:line-break/>SELECT *<text:line-break/>FROM dblink('dbname=oltp_db user=postgres password=postgres',<text:line-break/> <text:s text:c="11"/>'SELECT DISTINCT SupplierID, SupplierName FROM Supplier')<text:line-break/> <text:s text:c="11"/>AS t(SupplierID INT, SupplierName VARCHAR(100))<text:line-break/>ON CONFLICT (Supplier_id) DO NOTHING;<text:line-break/><text:soft-page-break/><text:line-break/>-- Step 4: Populate Dim_Brand<text:line-break/>INSERT INTO Dim_Brand (Brand_id, BrandName, BrandOrigin)<text:line-break/>SELECT *<text:line-break/>FROM dblink('dbname=oltp_db user=postgres password=postgres',<text:line-break/> <text:s text:c="11"/>'SELECT DISTINCT BrandID, BrandName, BrandOrigin FROM Brand')<text:line-break/> <text:s text:c="11"/>AS t(BrandID INT, BrandName VARCHAR(100), BrandOrigin VARCHAR(100))<text:line-break/>ON CONFLICT (Brand_id) DO NOTHING;<text:line-break/><text:line-break/>-- Step 5: Populate Dim_Category<text:line-break/>INSERT INTO Dim_Category (Category_id, Category_Name)<text:line-break/>SELECT *<text:line-break/>FROM dblink('dbname=oltp_db user=postgres password=postgres',<text:line-break/> <text:s text:c="11"/>'SELECT DISTINCT CategoryID, CategoryName FROM Category')<text:line-break/> <text:s text:c="11"/>AS t(CategoryID INT, CategoryName VARCHAR(100))<text:line-break/>ON CONFLICT (Category_id) DO NOTHING;<text:line-break/><text:line-break/>-- Step 6: Populate Dim_Product<text:line-break/>INSERT INTO Dim_Product (Product_ID, Product_Name, Category, Brand, Price)<text:line-break/>SELECT DISTINCT<text:line-break/> <text:s text:c="3"/>p.ProductID,<text:line-break/> <text:s text:c="3"/>p.ProductName,<text:line-break/> <text:s text:c="3"/>p.CategoryID,<text:line-break/> <text:s text:c="3"/>p.BrandID,<text:line-break/> <text:s text:c="3"/>p.Price<text:line-break/>FROM dblink('dbname=oltp_db user=postgres password=postgres',<text:line-break/> <text:s text:c="11"/>'SELECT ProductID, ProductName, CategoryID, BrandID, Price FROM Product')<text:line-break/> <text:s text:c="11"/>AS p(ProductID INT, ProductName VARCHAR(100), CategoryID INT, BrandID INT, Price NUMERIC(10, 2))<text:line-break/>ON CONFLICT (Product_ID) DO NOTHING;<text:line-break/><text:line-break/>-- Step 7: Populate Fact_Sales<text:line-break/>INSERT INTO Fact_Sales (Sale_ID, Date, Product_ID, Customer_ID, Quantity)<text:line-break/>SELECT DISTINCT<text:line-break/> <text:s text:c="3"/>o.OrderID,<text:line-break/> <text:s text:c="3"/>TO_CHAR(o.OrderDate, 'YYYYMMDD')::INTEGER AS Date_key,<text:line-break/> <text:s text:c="3"/>od.ProductID,<text:line-break/> <text:s text:c="3"/>o.CustomerID,<text:line-break/> <text:s text:c="3"/>od.Quantity<text:line-break/>FROM dblink('dbname=oltp_db user=postgres password=postgres',<text:line-break/> <text:s text:c="11"/>'SELECT OrderID, OrderDate, CustomerID FROM "Order"')<text:line-break/> <text:s text:c="11"/>AS o(OrderID INT, OrderDate DATE, CustomerID INT)<text:line-break/>JOIN dblink('dbname=oltp_db user=postgres password=postgres',<text:line-break/> <text:s text:c="11"/>'SELECT OrderID, ProductID, Quantity FROM Order_details')<text:line-break/> <text:s text:c="11"/>AS od(OrderID INT, ProductID INT, Quantity INT)<text:line-break/>ON o.OrderID = od.OrderID<text:line-break/>ON CONFLICT (Sale_ID) DO NOTHING;<text:line-break/><text:line-break/>INSERT INTO Fact_Inventory (Date_key, Product_Id, Supplier_Id, Quantity, Total_cost)<text:line-break/><text:soft-page-break/>SELECT DISTINCT<text:line-break/> <text:s text:c="3"/>TO_CHAR(i.LastRestockDate, 'YYYYMMDD')::INTEGER AS Date_key,<text:line-break/> <text:s text:c="3"/>i.ProductID,<text:line-break/> <text:s text:c="3"/>p.SupplierID,<text:line-break/> <text:s text:c="3"/>i.StockLevel,<text:line-break/> <text:s text:c="3"/>(i.StockLevel * p.Price) AS Total_cost<text:line-break/>FROM dblink('dbname=oltp_db user=postgres password=postgres',<text:line-break/> <text:s text:c="11"/>'SELECT ProductID, StockLevel, LastRestockDate FROM Inventory WHERE LastRestockDate IS NOT NULL')<text:line-break/> <text:s text:c="11"/>AS i(ProductID INT, StockLevel INT, LastRestockDate DATE)<text:line-break/>JOIN dblink('dbname=oltp_db user=postgres password=postgres',<text:line-break/> <text:s text:c="11"/>'SELECT ProductID, SupplierID, Price FROM Product')<text:line-break/> <text:s text:c="11"/>AS p(ProductID INT, SupplierID INT, Price NUMERIC(10, 2))<text:line-break/>ON i.ProductID = p.ProductID<text:line-break/>WHERE NOT EXISTS (<text:line-break/> <text:s text:c="3"/>SELECT 1<text:line-break/> <text:s text:c="3"/>FROM Fact_Inventory fi<text:line-break/> <text:s text:c="3"/>WHERE fi.Date_key = TO_CHAR(i.LastRestockDate, 'YYYYMMDD')::INTEGER<text:line-break/> <text:s text:c="5"/>AND fi.Product_Id = i.ProductID<text:line-break/> <text:s text:c="5"/>AND fi.Supplier_Id = p.SupplierID<text:line-break/> <text:s text:c="5"/>AND fi.Quantity = i.StockLevel<text:line-break/> <text:s text:c="5"/>AND fi.Total_cost = (i.StockLevel * p.Price)<text:line-break/>);<text:lin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16T16:53:44.731000000</meta:creation-date>
    <dc:date>2025-01-19T21:17:52.516000000</dc:date>
    <meta:editing-duration>PT18M38S</meta:editing-duration>
    <meta:editing-cycles>9</meta:editing-cycles>
    <meta:generator>LibreOffice/7.5.0.3$Windows_X86_64 LibreOffice_project/c21113d003cd3efa8c53188764377a8272d9d6de</meta:generator>
    <meta:document-statistic meta:table-count="0" meta:image-count="0" meta:object-count="0" meta:page-count="3" meta:paragraph-count="1" meta:word-count="504" meta:character-count="5054" meta:non-whitespace-character-count="4125"/>
  </office:meta>
</office:document-meta>
</file>